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fo:language="sv" fo:country="SE"/>
    </style:style>
    <style:style style:name="T1" style:family="text">
      <style:text-properties fo:language="sv" fo:country="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3670547331" text:style-name="L1">
        <text:list-item>
          <text:p text:style-name="P2">Motivera varför det ofta är bra att exekvera kommandon i en separat process.</text:p>
          <text:p text:style-name="P2">Svar: Det kan vara bra att starta barnprocesser som exekverar kommandon med hjälp av exec() familjen för att hindra att hela programmet kraschar om en exekvering av ett kommando går ned. </text:p>
          <text:p text:style-name="P2"/>
        </text:list-item>
        <text:list-item>
          <text:p text:style-name="P2">Vad händer om man inte i kommandotolken exekverar wait() för en barn-process som avslutas?</text:p>
          <text:p text:style-name="P2">Svar: Då inväntar man inte en barnprocess exit status och alltså försvinner inte barnprocessen ifrån systemets processtabell. Vissa ”reaper” processer kan leta reda på dessa zombies och kolla upp deras exit status för att på så sätt avallokera dem i minnet. <text:line-break/></text:p>
        </text:list-item>
        <text:list-item>
          <text:p text:style-name="P2">Hur skall man utläsa SIGSEGV?<text:line-break/>Svar: Det bör utläsas som Segmentation Violation, eventuellt med prefixet Signal. Det är *nix system som använder detta, motsvarande för windows är STATUS_ACCESS_VIOLATION.<text:line-break/></text:p>
        </text:list-item>
        <text:list-item>
          <text:p text:style-name="P2">Varför kan man inte blockera SIGKILL?<text:line-break/>Svar: För att man måste ha möjligheten att avsluta processer, om en process skulle kunna ignorera SIGKILL eller SIGSTOP så finns det möjligheter att skriva permanenta program och skada systemets integritet.<text:line-break/></text:p>
        </text:list-item>
        <text:list-item>
          <text:p text:style-name="P2">Hur skall man utläsa deklarationen void (*disp)(int))?<text:line-break/>Svar: Om man bortser från den extra parentesen till höger så borde det <text:s/>vara en pekare till en funktion som tar en int som parameter och returnerar ingenting (void).<text:line-break/></text:p>
        </text:list-item>
        <text:list-item>
          <text:p text:style-name="P1"><text:span text:style-name="T1">Vilket systemanrop använder sigset(3C) troligtvis för att installera en signalhanterare?<text:line-break/>Svar: //TODO oklart, kolla </text:span><text:a xlink:type="simple" xlink:href="http://www.unix.com/man-page/opensolaris/3head/signal.h/">Man Page for signal.h (opensolaris Section 3head) - The UNIX and Linux Forums</text:a><text:span text:style-name="T1"><text:line-break/></text:span></text:p>
        </text:list-item>
        <text:list-item>
          <text:p text:style-name="P2">Hur gör man för att din kommandotolk inte skall termineras då en förgrundsprocess i den termineras med &lt;Ctrl-c&gt;<text:line-break/>Svar: Då kan man använda sigaction(2,bogusFunction); där bogusFunction inte gör någonting alls. Se manualsidorna för sigaction samt signal.h filen för ytterligare information.<text:line-break/></text:p>
        </text:list-item>
        <text:list-item>
          <text:p text:style-name="P2">Studera körningsexemplet nedan och förklara varför man inte har bytt “working directory” till /home/ds/robertr när man avslutat miniShell:et?</text:p>
          <text:p text:style-name="P2">Svar: Troligtvis för att man enbart byter working directory i processen minishell, så när man avslutar processen så är man i det working directory man befann sig i vid start av minishell.<text:line-break/>Minishell påverkar alltså inte sina föräldrars w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nnes Leskelä</meta:initial-creator>
    <meta:creation-date>2013-04-25T13:42:42</meta:creation-date>
    <dc:date>2013-04-25T14:46:19</dc:date>
    <dc:creator>Hannes Leskelä</dc:creator>
    <meta:editing-duration>PT10M44S</meta:editing-duration>
    <meta:editing-cycles>5</meta:editing-cycles>
    <meta:generator>LibreOffice/3.5$Linux_X86_64 LibreOffice_project/350m1$Build-2</meta:generator>
    <meta:document-statistic meta:table-count="0" meta:image-count="0" meta:object-count="0" meta:page-count="1" meta:paragraph-count="11" meta:word-count="332" meta:character-count="2158" meta:non-whitespace-character-count="1836"/>
  </office:meta>
</office:document-meta>
</file>